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NewPSMT" svg:font-family="CourierNewPSMT"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automatic-styles>
    <style:style style:name="P1" style:family="paragraph" style:parent-style-name="Heading_20_1">
      <style:text-properties officeooo:paragraph-rsid="000c9cec"/>
    </style:style>
    <style:style style:name="P2" style:family="paragraph" style:parent-style-name="Heading_20_1">
      <style:text-properties officeooo:rsid="000c9cec" officeooo:paragraph-rsid="000c9cec"/>
    </style:style>
    <style:style style:name="P3" style:family="paragraph" style:parent-style-name="Heading_20_2">
      <style:text-properties officeooo:paragraph-rsid="000c9cec"/>
    </style:style>
    <style:style style:name="P4" style:family="paragraph" style:parent-style-name="Heading_20_2">
      <style:paragraph-properties fo:margin-left="0in" fo:margin-right="0in" fo:text-indent="0in" style:auto-text-indent="false"/>
      <style:text-properties officeooo:paragraph-rsid="000c9cec"/>
    </style:style>
    <style:style style:name="P5" style:family="paragraph" style:parent-style-name="Heading_20_2">
      <style:text-properties style:font-name="Calibri" officeooo:paragraph-rsid="000c9cec" style:font-name-complex="Calibri1"/>
    </style:style>
    <style:style style:name="P6" style:family="paragraph" style:parent-style-name="Heading_20_2">
      <style:text-properties officeooo:rsid="000c9cec" officeooo:paragraph-rsid="000c9cec"/>
    </style:style>
    <style:style style:name="P7" style:family="paragraph" style:parent-style-name="Heading_20_3">
      <style:text-properties officeooo:paragraph-rsid="000c9cec"/>
    </style:style>
    <style:style style:name="P8" style:family="paragraph" style:parent-style-name="List_20_Paragraph">
      <style:text-properties officeooo:paragraph-rsid="000c9cec"/>
    </style:style>
    <style:style style:name="P9" style:family="paragraph" style:parent-style-name="List_20_Paragraph">
      <style:paragraph-properties fo:margin-left="0in" fo:margin-right="0in" fo:text-indent="0in" style:auto-text-indent="false"/>
      <style:text-properties officeooo:paragraph-rsid="000c9cec"/>
    </style:style>
    <style:style style:name="P10" style:family="paragraph" style:parent-style-name="List_20_Paragraph" style:list-style-name="WWNum18">
      <style:text-properties officeooo:paragraph-rsid="000c9cec"/>
    </style:style>
    <style:style style:name="P11" style:family="paragraph" style:parent-style-name="List_20_Paragraph" style:list-style-name="WWNum20">
      <style:text-properties officeooo:paragraph-rsid="000c9cec"/>
    </style:style>
    <style:style style:name="P12" style:family="paragraph" style:parent-style-name="List_20_Paragraph" style:list-style-name="WWNum19">
      <style:text-properties officeooo:paragraph-rsid="000c9cec"/>
    </style:style>
    <style:style style:name="P13" style:family="paragraph" style:parent-style-name="List_20_Paragraph" style:list-style-name="WWNum21">
      <style:text-properties officeooo:paragraph-rsid="000c9cec"/>
    </style:style>
    <style:style style:name="P14" style:family="paragraph" style:parent-style-name="List_20_Paragraph" style:list-style-name="WWNum21">
      <style:paragraph-properties fo:margin-left="0in" fo:margin-right="0in" fo:text-indent="0in" style:auto-text-indent="false"/>
      <style:text-properties officeooo:paragraph-rsid="000c9cec"/>
    </style:style>
    <style:style style:name="P15" style:family="paragraph" style:parent-style-name="List_20_Paragraph" style:list-style-name="WWNum17">
      <style:text-properties officeooo:paragraph-rsid="000c9cec"/>
    </style:style>
    <style:style style:name="P16" style:family="paragraph" style:parent-style-name="List_20_Paragraph" style:list-style-name="WWNum22">
      <style:text-properties officeooo:paragraph-rsid="000c9cec"/>
    </style:style>
    <style:style style:name="P17" style:family="paragraph" style:parent-style-name="List_20_Paragraph" style:list-style-name="WWNum23">
      <style:text-properties officeooo:paragraph-rsid="000c9cec"/>
    </style:style>
    <style:style style:name="P18" style:family="paragraph" style:parent-style-name="List_20_Paragraph" style:list-style-name="WWNum24">
      <style:text-properties officeooo:paragraph-rsid="000c9cec"/>
    </style:style>
    <style:style style:name="P19" style:family="paragraph" style:parent-style-name="Standard">
      <style:text-properties officeooo:paragraph-rsid="000c9cec"/>
    </style:style>
    <style:style style:name="P20" style:family="paragraph" style:parent-style-name="Standard">
      <style:paragraph-properties fo:margin-left="0in" fo:margin-right="0in" fo:text-indent="0in" style:auto-text-indent="false"/>
      <style:text-properties officeooo:paragraph-rsid="000c9cec"/>
    </style:style>
    <style:style style:name="P21" style:family="paragraph" style:parent-style-name="Standard">
      <style:paragraph-properties fo:padding-left="0.0555in" fo:padding-right="0.0555in" fo:padding-top="0.0138in" fo:padding-bottom="0.0138in" fo:border="0.51pt solid #000000" style:shadow="none"/>
      <style:text-properties officeooo:paragraph-rsid="000c9cec"/>
    </style:style>
    <style:style style:name="P22" style:family="paragraph" style:parent-style-name="Standard">
      <style:text-properties style:font-name="Calibri" officeooo:paragraph-rsid="000c9cec" style:font-name-complex="Calibri1"/>
    </style:style>
    <style:style style:name="P23" style:family="paragraph" style:parent-style-name="Standard">
      <style:text-properties style:font-name="Calibri" officeooo:rsid="000e26ad" officeooo:paragraph-rsid="000e26ad" style:font-name-complex="Calibri1"/>
    </style:style>
    <style:style style:name="P24" style:family="paragraph" style:parent-style-name="Standard">
      <style:text-properties style:font-name="Arial" fo:font-size="11pt" officeooo:paragraph-rsid="000c9cec" style:font-size-asian="11pt" style:font-name-complex="Arial1" style:font-size-complex="11pt"/>
    </style:style>
    <style:style style:name="P25" style:family="paragraph" style:parent-style-name="Standard">
      <style:text-properties style:font-name="Arial" fo:font-size="11pt" fo:font-weight="bold" officeooo:paragraph-rsid="000c9cec" style:font-size-asian="11pt" style:font-weight-asian="bold" style:font-name-complex="Arial1" style:font-size-complex="11pt" style:font-weight-complex="bold"/>
    </style:style>
    <style:style style:name="P26" style:family="paragraph" style:parent-style-name="Standard">
      <style:text-properties style:font-name="Arial" fo:font-size="10pt" officeooo:paragraph-rsid="000c9cec" style:font-size-asian="10pt" style:font-name-complex="Arial1" style:font-size-complex="10pt"/>
    </style:style>
    <style:style style:name="P27" style:family="paragraph" style:parent-style-name="Standard">
      <style:text-properties style:font-name="Arial" fo:font-size="10pt" fo:font-weight="bold" officeooo:paragraph-rsid="000c9cec" style:font-size-asian="10pt" style:font-weight-asian="bold" style:font-name-complex="Arial1" style:font-size-complex="10pt" style:font-weight-complex="bold"/>
    </style:style>
    <style:style style:name="P28" style:family="paragraph" style:parent-style-name="Standard">
      <style:paragraph-properties fo:padding-left="0.0555in" fo:padding-right="0.0555in" fo:padding-top="0.0138in" fo:padding-bottom="0.0138in" fo:border="0.51pt solid #000000" style:shadow="none"/>
      <style:text-properties style:font-name="Courier New" fo:font-size="10pt" officeooo:paragraph-rsid="000c9cec" style:font-size-asian="10pt" style:font-name-complex="Courier New1" style:font-size-complex="10pt"/>
    </style:style>
    <style:style style:name="P29" style:family="paragraph" style:parent-style-name="Standard">
      <style:text-properties style:font-name="Courier New" fo:font-size="10pt" fo:font-weight="bold" officeooo:paragraph-rsid="000c9cec" style:font-size-asian="10pt" style:font-weight-asian="bold" style:font-name-complex="Courier New1" style:font-size-complex="10pt" style:font-weight-complex="bold"/>
    </style:style>
    <style:style style:name="P30" style:family="paragraph" style:parent-style-name="Standard">
      <style:paragraph-properties fo:padding-left="0.0555in" fo:padding-right="0.0555in" fo:padding-top="0.0138in" fo:padding-bottom="0.0138in" fo:border="0.51pt solid #000000" style:shadow="none"/>
      <style:text-properties style:font-name="Courier New" fo:font-size="10pt" fo:font-weight="bold" officeooo:paragraph-rsid="000c9cec" style:font-size-asian="10pt" style:font-weight-asian="bold" style:font-name-complex="Courier New1" style:font-size-complex="10pt" style:font-weight-complex="bold"/>
    </style:style>
    <style:style style:name="P31" style:family="paragraph" style:parent-style-name="Standard">
      <style:text-properties style:font-name="Courier New" officeooo:paragraph-rsid="000c9cec" style:font-name-complex="Courier New1"/>
    </style:style>
    <style:style style:name="P32" style:family="paragraph" style:parent-style-name="Standard">
      <style:text-properties style:font-name="Courier New" fo:font-size="11pt" fo:font-weight="bold" officeooo:paragraph-rsid="000c9cec" style:font-size-asian="11pt" style:font-weight-asian="bold" style:font-name-complex="Courier New1" style:font-size-complex="11pt" style:font-weight-complex="bold"/>
    </style:style>
    <style:style style:name="P33" style:family="paragraph" style:parent-style-name="Standard">
      <style:text-properties officeooo:rsid="000c9cec" officeooo:paragraph-rsid="000c9cec"/>
    </style:style>
    <style:style style:name="P34" style:family="paragraph" style:parent-style-name="Standard">
      <style:text-properties officeooo:paragraph-rsid="000c9cec" fo:background-color="#ffff00"/>
    </style:style>
    <style:style style:name="P35" style:family="paragraph" style:parent-style-name="Standard">
      <style:text-properties fo:background-color="#ffff00"/>
    </style:style>
    <style:style style:name="P36" style:family="paragraph" style:parent-style-name="Standard">
      <style:text-properties fo:font-size="14pt" officeooo:paragraph-rsid="000c9cec" style:font-size-asian="14pt" style:font-size-complex="14pt"/>
    </style:style>
    <style:style style:name="P37" style:family="paragraph" style:parent-style-name="Standard">
      <style:text-properties officeooo:paragraph-rsid="000e26ad"/>
    </style:style>
    <style:style style:name="P38" style:family="paragraph" style:parent-style-name="Standard">
      <style:text-properties officeooo:rsid="000e26ad" officeooo:paragraph-rsid="000e26ad"/>
    </style:style>
    <style:style style:name="P39" style:family="paragraph" style:parent-style-name="Text_20_body">
      <style:text-properties officeooo:paragraph-rsid="000c9cec" fo:background-color="#ffff00"/>
    </style:style>
    <style:style style:name="P40" style:family="paragraph" style:parent-style-name="Title">
      <style:text-properties officeooo:paragraph-rsid="000c9cec"/>
    </style:style>
    <style:style style:name="T1" style:family="text">
      <style:text-properties style:font-name="Arial" fo:font-size="11pt" style:font-size-asian="11pt" style:font-name-complex="Arial1" style:font-size-complex="11pt"/>
    </style:style>
    <style:style style:name="T2" style:family="text">
      <style:text-properties style:font-name="Arial" fo:font-size="11pt" style:font-size-asian="11pt" style:font-name-complex="Arial1" style:font-size-complex="11pt"/>
    </style:style>
    <style:style style:name="T3" style:family="text">
      <style:text-properties style:font-name="Arial" fo:font-size="11pt" style:text-underline-style="solid" style:text-underline-width="auto" style:text-underline-color="font-color" style:font-size-asian="11pt" style:font-name-complex="Arial1" style:font-size-complex="11pt"/>
    </style:style>
    <style:style style:name="T4" style:family="text">
      <style:text-properties style:font-name="Arial" fo:font-size="11pt" style:text-underline-style="solid" style:text-underline-width="auto" style:text-underline-color="font-color" style:font-size-asian="11pt" style:font-name-complex="Arial1" style:font-size-complex="11pt"/>
    </style:style>
    <style:style style:name="T5" style:family="text">
      <style:text-properties style:font-name="Arial" fo:font-size="11pt" style:text-underline-style="solid" style:text-underline-width="auto" style:text-underline-color="font-color" fo:background-color="#ffff00" loext:char-shading-value="0" style:font-size-asian="11pt" style:font-name-complex="Arial1" style:font-size-complex="11pt"/>
    </style:style>
    <style:style style:name="T6" style:family="text">
      <style:text-properties style:font-name="Arial" fo:font-size="11pt" fo:background-color="#ffff00" loext:char-shading-value="0" style:font-size-asian="11pt" style:font-name-complex="Arial1" style:font-size-complex="11pt"/>
    </style:style>
    <style:style style:name="T7" style:family="text">
      <style:text-properties style:font-name="Arial" fo:font-size="11pt" fo:font-weight="bold" style:font-size-asian="11pt" style:font-weight-asian="bold" style:font-name-complex="Arial1" style:font-size-complex="11pt" style:font-weight-complex="bold"/>
    </style:style>
    <style:style style:name="T8" style:family="text">
      <style:text-properties style:font-name="Arial" fo:font-size="11pt" fo:font-weight="bold" style:font-size-asian="11pt" style:font-weight-asian="bold" style:font-name-complex="Arial1" style:font-size-complex="11pt" style:font-weight-complex="bold"/>
    </style:style>
    <style:style style:name="T9" style:family="text">
      <style:text-properties style:font-name="Arial" fo:font-size="11pt" fo:font-style="italic" style:font-size-asian="11pt" style:font-style-asian="italic" style:font-name-complex="Arial1" style:font-size-complex="11pt" style:font-style-complex="italic"/>
    </style:style>
    <style:style style:name="T10" style:family="text">
      <style:text-properties style:font-name="Arial" fo:font-size="11pt" fo:font-style="italic" fo:font-weight="bold" style:font-size-asian="11pt" style:font-style-asian="italic" style:font-weight-asian="bold" style:font-name-complex="Arial1" style:font-size-complex="11pt" style:font-style-complex="italic" style:font-weight-complex="bold"/>
    </style:style>
    <style:style style:name="T11" style:family="text">
      <style:text-properties style:font-name="Arial" fo:font-size="10pt" style:font-size-asian="10pt" style:font-name-complex="Arial1" style:font-size-complex="10pt"/>
    </style:style>
    <style:style style:name="T12" style:family="text">
      <style:text-properties style:font-name="Arial" fo:font-size="10pt" fo:font-weight="bold" style:font-size-asian="10pt" style:font-weight-asian="bold" style:font-name-complex="Arial1" style:font-size-complex="10pt" style:font-weight-complex="bold"/>
    </style:style>
    <style:style style:name="T13" style:family="text">
      <style:text-properties style:font-name="Courier New" fo:font-size="10pt" style:font-size-asian="10pt" style:font-name-complex="Courier New1" style:font-size-complex="10pt"/>
    </style:style>
    <style:style style:name="T14" style:family="text">
      <style:text-properties style:font-name="Courier New" fo:font-size="10pt" fo:font-weight="bold" style:font-size-asian="10pt" style:font-weight-asian="bold" style:font-name-complex="Courier New1" style:font-size-complex="10pt" style:font-weight-complex="bold"/>
    </style:style>
    <style:style style:name="T15" style:family="text">
      <style:text-properties officeooo:rsid="000c9cec"/>
    </style:style>
    <style:style style:name="T16" style:family="text">
      <style:text-properties style:font-name="Calibri" style:font-name-complex="Calibri1"/>
    </style:style>
    <style:style style:name="T17" style:family="text">
      <style:text-properties officeooo:rsid="000e26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Building an Enterprise Network </text:p>
      <text:p text:style-name="P40">Part 2: Switch Block – Distribution Switches</text:p>
      <text:p text:style-name="P19"/>
      <text:h text:style-name="P1" text:outline-level="1">Adding Distribution, Layer 3 Switches</text:h>
      <text:p text:style-name="P22" loext:marker-style-name="T16"/>
      <text:h text:style-name="P3" text:outline-level="2">Adding the 3560 Switches</text:h>
      <text:p text:style-name="P19" loext:marker-style-name="T1"><text:span text:style-name="T1">dd two 3650 switches, one switch centered switches in columns 1 and 2 and the other switch centered above column 3 and 4 switches:</text:span></text:p>
      <text:p text:style-name="P19"/>
      <text:list text:style-name="WWNum18">
        <text:list-item>
          <text:list>
            <text:list-item>
              <text:p text:style-name="P10" loext:marker-style-name="T1"><text:span text:style-name="T1">Hostnames: distribution-1 and distribution-2</text:span></text:p>
            </text:list-item>
          </text:list>
        </text:list-item>
      </text:list>
      <text:p text:style-name="P8" loext:marker-style-name="T1"><text:span text:style-name="T1"/></text:p>
      <text:p text:style-name="P19" loext:marker-style-name="T1"><text:span text:style-name="T1">Between the switch centered switches in columns 1 and 2, add the following cables:</text:span></text:p>
      <text:list text:style-name="WWNum19">
        <text:list-item>
          <text:p text:style-name="P12" loext:marker-style-name="T1"><text:span text:style-name="T1">Ethernet cross-over cable: <text:s/>Access-1-1 G0/1 to Distribution-1 G1/0/1</text:span></text:p>
        </text:list-item>
        <text:list-item>
          <text:p text:style-name="P12" loext:marker-style-name="T1"><text:span text:style-name="T1">Ethernet cross-over cable: <text:s/>Access-1-2 G0/1 to Distribution-1 G1/0/2</text:span></text:p>
        </text:list-item>
      </text:list>
      <text:p text:style-name="P24" loext:marker-style-name="T1"/>
      <text:p text:style-name="P19" loext:marker-style-name="T1"><text:span text:style-name="T1">Between the switch centered switches in columns 3 and 4, add the following cables:</text:span></text:p>
      <text:list text:style-name="WWNum20">
        <text:list-item>
          <text:p text:style-name="P11" loext:marker-style-name="T1"><text:span text:style-name="T1">Ethernet cross-over cable: <text:s/>Access-1-3 G0/1 to Distribution-2 G1/0/1</text:span></text:p>
        </text:list-item>
        <text:list-item>
          <text:p text:style-name="P11" loext:marker-style-name="T1"><text:span text:style-name="T1">Ethernet cross-over cable: <text:s/>Access-1-3 G0/1 to Distribution-2 G1/0/2</text:span></text:p>
        </text:list-item>
      </text:list>
      <text:p text:style-name="P8" loext:marker-style-name="T1"/>
      <text:h text:style-name="P4" text:outline-level="2" loext:marker-style-name="T1">Distribution-1 Switch</text:h>
      <text:p text:style-name="P20" loext:marker-style-name="T1"/>
      <text:p text:style-name="Standard" loext:marker-style-name="T1">Switch(config)# hostname distribution-1</text:p>
      <text:p text:style-name="Standard" loext:marker-style-name="T1"/>
      <text:p text:style-name="Standard" loext:marker-style-name="T1"/>
      <text:p text:style-name="P37" loext:marker-style-name="T1">distribution-1<text:span text:style-name="T15">(config)</text:span></text:p>
      <text:p text:style-name="P37" loext:marker-style-name="T1"/>
      <text:p text:style-name="P37" loext:marker-style-name="T1">no ip domain-lookup</text:p>
      <text:p text:style-name="Standard" loext:marker-style-name="T1">enable secret class</text:p>
      <text:p text:style-name="Standard" loext:marker-style-name="T1">line con 0</text:p>
      <text:p text:style-name="Standard" loext:marker-style-name="T1">logging synchronous</text:p>
      <text:p text:style-name="Standard" loext:marker-style-name="T1">exec-timeout 0 0</text:p>
      <text:p text:style-name="Standard" loext:marker-style-name="T1">exit</text:p>
      <text:p text:style-name="Standard" loext:marker-style-name="T1">line vty 0 4</text:p>
      <text:p text:style-name="Standard" loext:marker-style-name="T1">password cisco</text:p>
      <text:p text:style-name="Standard" loext:marker-style-name="T1">login</text:p>
      <text:p text:style-name="Standard" loext:marker-style-name="T1">transport input telnet</text:p>
      <text:p text:style-name="Standard" loext:marker-style-name="T1">exit</text:p>
      <text:p text:style-name="Standard" loext:marker-style-name="T1"/>
      <text:h text:style-name="P3" text:outline-level="2" loext:marker-style-name="T1">Distribution-2 Switch</text:h>
      <text:p text:style-name="P19" loext:marker-style-name="T1"/>
      <text:p text:style-name="P19" loext:marker-style-name="T1">Switch(config)# hostname distribution-<text:span text:style-name="T15">2</text:span></text:p>
      <text:p text:style-name="P19" loext:marker-style-name="T1"/>
      <text:p text:style-name="P19" loext:marker-style-name="T1"/>
      <text:p text:style-name="P19" loext:marker-style-name="T1"/>
      <text:p text:style-name="P19" loext:marker-style-name="T1"><text:soft-page-break/>distribution-<text:span text:style-name="T15">2(config)</text:span></text:p>
      <text:p text:style-name="P19" loext:marker-style-name="T1"/>
      <text:p text:style-name="P19" loext:marker-style-name="T1"/>
      <text:p text:style-name="P19" loext:marker-style-name="T1">no ip domain-lookup</text:p>
      <text:p text:style-name="P19" loext:marker-style-name="T1">enable secret class</text:p>
      <text:p text:style-name="P19" loext:marker-style-name="T1">line con 0</text:p>
      <text:p text:style-name="P19" loext:marker-style-name="T1">logging synchronous</text:p>
      <text:p text:style-name="P19" loext:marker-style-name="T1">exec-timeout 0 0</text:p>
      <text:p text:style-name="P19" loext:marker-style-name="T1">exit</text:p>
      <text:p text:style-name="P19" loext:marker-style-name="T1">line vty 0 4</text:p>
      <text:p text:style-name="P19" loext:marker-style-name="T1">password cisco</text:p>
      <text:p text:style-name="P19" loext:marker-style-name="T1">login</text:p>
      <text:p text:style-name="P19" loext:marker-style-name="T1">transport input telnet</text:p>
      <text:p text:style-name="P19" loext:marker-style-name="T1">exit</text:p>
      <text:p text:style-name="P19" loext:marker-style-name="T1"/>
      <text:h text:style-name="P1" text:outline-level="1" loext:marker-style-name="T1">Create VLANs</text:h>
      <text:p text:style-name="P19" loext:marker-style-name="T1"/>
      <text:p text:style-name="P19" loext:marker-style-name="T1"><text:span text:style-name="T1">On</text:span><text:span text:style-name="T6"> </text:span><text:span text:style-name="T5">both</text:span><text:span text:style-name="T6"> </text:span><text:span text:style-name="T1">distribution switches, create the same VLANs as the access switches.</text:span></text:p>
      <text:p text:style-name="P19" loext:marker-style-name="T1"><text:span text:style-name="T1"/></text:p>
      <text:p text:style-name="P19" loext:marker-style-name="T1">distribution-1(config)# </text:p>
      <text:p text:style-name="P19"/>
      <text:p text:style-name="P19">vlan 10</text:p>
      <text:p text:style-name="P19">name admin</text:p>
      <text:p text:style-name="P19">exit</text:p>
      <text:p text:style-name="P19">vlan 20</text:p>
      <text:p text:style-name="P19">name HR</text:p>
      <text:p text:style-name="P19">exit</text:p>
      <text:p text:style-name="P19">vlan 30</text:p>
      <text:p text:style-name="P19">name Sales</text:p>
      <text:p text:style-name="P19">exit</text:p>
      <text:p text:style-name="P19">vlan 40</text:p>
      <text:p text:style-name="P19">name Engineering</text:p>
      <text:p text:style-name="P19">exit</text:p>
      <text:p text:style-name="P19">vlan 90</text:p>
      <text:p text:style-name="P19">name Voice</text:p>
      <text:p text:style-name="P19">vlan 100</text:p>
      <text:p text:style-name="P19">name Guest</text:p>
      <text:p text:style-name="P19">vlan 180</text:p>
      <text:p text:style-name="P19">name Management</text:p>
      <text:p text:style-name="P19">vlan 254</text:p>
      <text:p text:style-name="P19">name Native</text:p>
      <text:p text:style-name="P19">vlan 255</text:p>
      <text:p text:style-name="P19">name Parking-Lot</text:p>
      <text:p text:style-name="P19">exit</text:p>
      <text:p text:style-name="P19"/>
      <text:p text:style-name="P39">distribution-1(config)#do show vlan brief</text:p>
      <text:p text:style-name="P19"/>
      <text:h text:style-name="P1" text:outline-level="1"><text:soft-page-break/>Configure all Ports with Default Configuration</text:h>
      <text:p text:style-name="P19" loext:marker-style-name="T1"><text:span text:style-name="T1">Configure the following default port configurations o</text:span><text:span text:style-name="T6">n </text:span><text:span text:style-name="T5">both</text:span><text:span text:style-name="T6"> </text:span><text:span text:style-name="T1">distribution switches.</text:span></text:p>
      <text:p text:style-name="P19"/>
      <text:p text:style-name="P19">distribution-1(config)# </text:p>
      <text:p text:style-name="P19"/>
      <text:p text:style-name="P19"/>
      <text:p text:style-name="P19">interface range g 1/0/1-24, g 1/1/1-4</text:p>
      <text:p text:style-name="Standard">switchport mode access</text:p>
      <text:p text:style-name="Standard">switchport access vlan 255</text:p>
      <text:p text:style-name="Standard">shutdown</text:p>
      <text:p text:style-name="Standard">exit</text:p>
      <text:h text:style-name="P1" text:outline-level="1">Configure Trunk Ports Between Distribution and Access Switches</text:h>
      <text:p text:style-name="P29" loext:marker-style-name="T14"/>
      <text:h text:style-name="P3" text:outline-level="2">Distribution Switches</text:h>
      <text:p text:style-name="P24" loext:marker-style-name="T1"/>
      <text:p text:style-name="P19" loext:marker-style-name="T1"><text:span text:style-name="T1">Configure the following trunk links on </text:span><text:span text:style-name="T3">both</text:span><text:span text:style-name="T1"> distribution switches.</text:span></text:p>
      <text:p text:style-name="P19" loext:marker-style-name="T1"><text:span text:style-name="T1"/></text:p>
      <text:p text:style-name="P19" loext:marker-style-name="T1">distribution-1(config)# </text:p>
      <text:p text:style-name="P19" loext:marker-style-name="T1"/>
      <text:p text:style-name="P19" loext:marker-style-name="T1">interface range g 1/0/1-2</text:p>
      <text:p text:style-name="P19" loext:marker-style-name="T1">no switchport access vlan 255</text:p>
      <text:p text:style-name="P19" loext:marker-style-name="T1">switchport mode trunk</text:p>
      <text:p text:style-name="Standard" loext:marker-style-name="T1">switchport nonegotiate</text:p>
      <text:p text:style-name="Standard" loext:marker-style-name="T1">switchport trunk allowed vlan 1,10,20,30,40,90,100,180,254</text:p>
      <text:p text:style-name="Standard" loext:marker-style-name="T1">switchport trunk native vlan 254</text:p>
      <text:p text:style-name="P19" loext:marker-style-name="T1">no shutdown</text:p>
      <text:p text:style-name="P19" loext:marker-style-name="T1">exit</text:p>
      <text:p text:style-name="Standard" loext:marker-style-name="T1"/>
      <text:p text:style-name="P22" loext:marker-style-name="T16"/>
      <text:h text:style-name="P5" text:outline-level="2" loext:marker-style-name="T16">Access (Level-1) Switches</text:h>
      <text:p text:style-name="P22" loext:marker-style-name="T16"/>
      <text:p text:style-name="P23" loext:marker-style-name="T16">On all </text:p>
      <text:p text:style-name="P22" loext:marker-style-name="T16"/>
      <text:p text:style-name="P35" loext:marker-style-name="T16">access-1-1(config)# and access-1-2 <text:span text:style-name="T17">and the rest of the level 1 switches</text:span></text:p>
      <text:p text:style-name="P22" loext:marker-style-name="T16"/>
      <text:p text:style-name="P22" loext:marker-style-name="T16">interface g 0/1</text:p>
      <text:p text:style-name="P22" loext:marker-style-name="T16">no switchport access vlan 255</text:p>
      <text:p text:style-name="P22" loext:marker-style-name="T16">switchport mode trunk</text:p>
      <text:p text:style-name="P22" loext:marker-style-name="T16">switchport nonegotiate</text:p>
      <text:p text:style-name="P22" loext:marker-style-name="T16">switchport trunk allowed vlan 1,10,20,30,40,90,100,180,254</text:p>
      <text:p text:style-name="P22" loext:marker-style-name="T16">switchport trunk native vlan 254</text:p>
      <text:p text:style-name="P22" loext:marker-style-name="T16">no shutdown</text:p>
      <text:p text:style-name="P22" loext:marker-style-name="T16">exit</text:p>
      <text:p text:style-name="P22" loext:marker-style-name="T16"/>
      <text:p text:style-name="P22" loext:marker-style-name="T16"/>
      <text:p text:style-name="Standard" loext:marker-style-name="T16"/>
      <text:p text:style-name="Standard" loext:marker-style-name="T16"><text:soft-page-break/>Verify connectivity within VLAN </text:p>
      <text:p text:style-name="Standard" loext:marker-style-name="T16"/>
      <text:p text:style-name="Standard" loext:marker-style-name="T16">Now that there is a trunk link between column 1 and 2 switches , and column 3 and 4 switches, all devices in the same VLAN should now be able to communicate.</text:p>
      <text:p text:style-name="Standard" loext:marker-style-name="T16"><text:s text:c="4"/>• 10.10.1.100 can ping 10.10.2.100</text:p>
      <text:p text:style-name="Standard" loext:marker-style-name="T16"><text:s text:c="4"/>• 10.20.1.100 can ping 10.20.2.100</text:p>
      <text:p text:style-name="Standard" loext:marker-style-name="T16"><text:s text:c="4"/>• 10.30.3.100 can ping 10.30.4.100</text:p>
      <text:p text:style-name="Standard" loext:marker-style-name="T16"><text:s text:c="4"/>• 10.40.3.100 can ping 10.40.4.100</text:p>
      <text:p text:style-name="Standard" loext:marker-style-name="T16"/>
      <text:h text:style-name="P3" text:outline-level="2">Verify NO connectivity between VLANs (IP networks)</text:h>
      <text:p text:style-name="P31"/>
      <text:p text:style-name="P19" loext:marker-style-name="T1"><text:span text:style-name="T1">However, because we have not configured any layer 3 routing, there is still no reachability between devices on different IP networks, VLANs.</text:span></text:p>
      <text:list text:style-name="WWNum21">
        <text:list-item>
          <text:p text:style-name="P13" loext:marker-style-name="T1"><text:span text:style-name="T1">10.10.1.100 canNOT ping 10.20.1.100</text:span></text:p>
        </text:list-item>
        <text:list-item>
          <text:p text:style-name="P13" loext:marker-style-name="T1"><text:span text:style-name="T1">10.10.1.100 canNOT ping 10.20.2.100</text:span></text:p>
          <text:p text:style-name="P14" loext:marker-style-name="T1">Configuring the Default Gateways</text:p>
        </text:list-item>
        <text:list-item>
          <text:p text:style-name="P14" loext:marker-style-name="T1"/>
        </text:list-item>
        <text:list-item>
          <text:p text:style-name="P14" loext:marker-style-name="T1">These are the default gateways on the PCs. </text:p>
        </text:list-item>
        <text:list-item>
          <text:p text:style-name="P14" loext:marker-style-name="T1"><text:s text:c="4"/>• Devices on a VLAN 10 port, 10.10.0.0/16 network have the default gateway 10.10.0.1</text:p>
        </text:list-item>
        <text:list-item>
          <text:p text:style-name="P14" loext:marker-style-name="T1"><text:s text:c="4"/>• Devices on a VLAN 20 port, 10.20.0.0/16 network have the default gateway 10.20.0.1</text:p>
        </text:list-item>
        <text:list-item>
          <text:p text:style-name="P14" loext:marker-style-name="T1"><text:s text:c="4"/>• Devices on a VLAN 30 port, 10.30.0.0/16 network have the default gateway 10.30.0.1</text:p>
        </text:list-item>
        <text:list-item>
          <text:p text:style-name="P14" loext:marker-style-name="T1"><text:s text:c="4"/>• Devices on a VLAN 40 port, 10.40.0.0/16 network have the default gateway 10.40.0.1</text:p>
        </text:list-item>
      </text:list>
      <text:p text:style-name="P9" loext:marker-style-name="T1"/>
      <text:p text:style-name="P9" loext:marker-style-name="T1"/>
      <text:p text:style-name="P9" loext:marker-style-name="T1"/>
      <text:p text:style-name="P9" loext:marker-style-name="T1"/>
      <text:h text:style-name="P4" text:outline-level="2" loext:marker-style-name="T1">SVIs on Distribution-1</text:h>
      <text:p text:style-name="P20" loext:marker-style-name="T1"/>
      <text:p text:style-name="P19" loext:marker-style-name="T1"><text:span text:style-name="T1">Configure the multi-layer, layer 3, switch distribution-1 with SVIs</text:span><text:span text:style-name="T9"> </text:span><text:span text:style-name="T10">(switched virtual interfaces)</text:span><text:span text:style-name="T9"> </text:span><text:span text:style-name="T1">associated with the default gateway of each of its VLANs, IP networks.</text:span></text:p>
      <text:list text:style-name="WWNum17">
        <text:list-item>
          <text:p text:style-name="P15" loext:marker-style-name="T1"><text:span text:style-name="T1">D1: interface vlan 10 – 10.10.0.1/16</text:span></text:p>
        </text:list-item>
        <text:list-item>
          <text:p text:style-name="P15" loext:marker-style-name="T1"><text:span text:style-name="T1">D1: interface vlan 20 – 10.20.0.1/16</text:span></text:p>
        </text:list-item>
      </text:list>
      <text:p text:style-name="P9" loext:marker-style-name="T1"/>
      <text:p text:style-name="P19" loext:marker-style-name="T1">distribution-1(config)# </text:p>
      <text:p text:style-name="P19" loext:marker-style-name="T1"/>
      <text:p text:style-name="P19" loext:marker-style-name="T1">interface vlan 10</text:p>
      <text:p text:style-name="P19" loext:marker-style-name="T1">ip address 10.10.0.1 255.255.0.0</text:p>
      <text:p text:style-name="Standard" loext:marker-style-name="T1">no shutdown</text:p>
      <text:p text:style-name="Standard" loext:marker-style-name="T1">exit</text:p>
      <text:p text:style-name="Standard" loext:marker-style-name="T1">interface vlan 20</text:p>
      <text:p text:style-name="Standard" loext:marker-style-name="T1"><text:span text:style-name="T17">ip </text:span>address 10.20.0.1 255.255.0.0</text:p>
      <text:p text:style-name="Standard" loext:marker-style-name="T1">no shutdown</text:p>
      <text:p text:style-name="Standard" loext:marker-style-name="T1">exit</text:p>
      <text:p text:style-name="P9" loext:marker-style-name="T1"/>
      <text:p text:style-name="P9" loext:marker-style-name="T1"/>
      <text:h text:style-name="P4" text:outline-level="2" loext:marker-style-name="T1"><text:soft-page-break/></text:h>
      <text:h text:style-name="P4" text:outline-level="2" loext:marker-style-name="T1">SVIs on Distribution-2</text:h>
      <text:p text:style-name="P9" loext:marker-style-name="T1"/>
      <text:p text:style-name="P19" loext:marker-style-name="T1"><text:span text:style-name="T1">Configure the multi-layer, layer 3, switch distribution-1 with SVIs (switched virtual interfaces) associated with the default gateway of each of its VLANs, IP networks.</text:span></text:p>
      <text:list text:continue-numbering="true" text:style-name="WWNum17">
        <text:list-item>
          <text:p text:style-name="P15" loext:marker-style-name="T1"><text:span text:style-name="T1">D2: interface vlan 30 – 10.30.0.1/16</text:span></text:p>
        </text:list-item>
        <text:list-item>
          <text:p text:style-name="P15" loext:marker-style-name="T1"><text:span text:style-name="T1">D2: interface vlan 40 – 10.40.0.1/16</text:span></text:p>
        </text:list-item>
      </text:list>
      <text:p text:style-name="P8" loext:marker-style-name="T1"><text:span text:style-name="T1"/></text:p>
      <text:p text:style-name="Standard" loext:marker-style-name="T1"/>
      <text:p text:style-name="P19" loext:marker-style-name="T1">distribution-2(config)# </text:p>
      <text:p text:style-name="P19" loext:marker-style-name="T1"/>
      <text:p text:style-name="P19" loext:marker-style-name="T1">interface vlan 30</text:p>
      <text:p text:style-name="P19" loext:marker-style-name="T1">ip address 10.30.0.1 255.255.0.0</text:p>
      <text:p text:style-name="Standard" loext:marker-style-name="T1">no shutdown</text:p>
      <text:p text:style-name="Standard" loext:marker-style-name="T1">exit</text:p>
      <text:p text:style-name="Standard" loext:marker-style-name="T1">interface vlan 40</text:p>
      <text:p text:style-name="Standard" loext:marker-style-name="T1">ip address 10.40.0.1 255.255.0.0</text:p>
      <text:p text:style-name="Standard" loext:marker-style-name="T1">no shutdown</text:p>
      <text:p text:style-name="P33" loext:marker-style-name="T1">exit</text:p>
      <text:p text:style-name="P33" loext:marker-style-name="T1"/>
      <text:h text:style-name="P2" text:outline-level="1" loext:marker-style-name="T1">Routing on Distribution Switches</text:h>
      <text:p text:style-name="P33" loext:marker-style-name="T1"/>
      <text:h text:style-name="P6" text:outline-level="2" loext:marker-style-name="T1">Verify No Inter-VLAN communications</text:h>
      <text:p text:style-name="P33" loext:marker-style-name="T1"/>
      <text:p text:style-name="P19" loext:marker-style-name="T16"><text:span text:style-name="T16">Verify the IP addressing on 10.10.1.100 PC and that there is connectivity within its own IP network, VLAN, but not to another IP network, VLAN.</text:span></text:p>
      <text:p text:style-name="P19" loext:marker-style-name="T16"><text:span text:style-name="T16"/></text:p>
      <text:h text:style-name="P3" text:outline-level="2" loext:marker-style-name="T16"><text:span text:style-name="T16">Enable Routing on Layer 3 Distribution Switches</text:span></text:h>
      <text:p text:style-name="P19" loext:marker-style-name="T16"><text:span text:style-name="T16"/></text:p>
      <text:p text:style-name="P19" loext:marker-style-name="T1"><text:span text:style-name="T1">On </text:span><text:span text:style-name="T3">both</text:span><text:span text:style-name="T1"> distribution switches use the </text:span><text:span text:style-name="T7">ip routing</text:span><text:span text:style-name="T1"> command to enable IPv4 routing</text:span></text:p>
      <text:p text:style-name="P19" loext:marker-style-name="T1"><text:span text:style-name="T1"/></text:p>
      <text:p text:style-name="P19" loext:marker-style-name="T1"><text:span text:style-name="T1"/></text:p>
      <text:p text:style-name="P19" loext:marker-style-name="T1">distribution-1(config)# </text:p>
      <text:p text:style-name="P34" loext:marker-style-name="T1"/>
      <text:p text:style-name="P34" loext:marker-style-name="T1">ip routing</text:p>
      <text:p text:style-name="P35" loext:marker-style-name="T1">exit</text:p>
      <text:p text:style-name="P35" loext:marker-style-name="T1"/>
      <text:p text:style-name="P19" loext:marker-style-name="T1">distribution-<text:span text:style-name="T15">2</text:span>(config)# </text:p>
      <text:p text:style-name="P19" loext:marker-style-name="T1"/>
      <text:p text:style-name="P34" loext:marker-style-name="T1">ip routing</text:p>
      <text:p text:style-name="P34" loext:marker-style-name="T1">exit</text:p>
      <text:p text:style-name="P34" loext:marker-style-name="T1"/>
      <text:p text:style-name="P34" loext:marker-style-name="T1"/>
      <text:p text:style-name="P34" loext:marker-style-name="T1"/>
      <text:p text:style-name="P34" loext:marker-style-name="T1"/>
      <text:p text:style-name="P34" loext:marker-style-name="T1"/>
      <text:h text:style-name="P3" text:outline-level="2"><text:soft-page-break/>Verify Inter-VLAN communications</text:h>
      <text:p text:style-name="P29" loext:marker-style-name="T14"/>
      <text:p text:style-name="P19" loext:marker-style-name="T1"><text:span text:style-name="T1">Now that we have configured enabled routing on bith distribution-1 and distribution-2 switches, verify connectivity between devices on different IP networks, VLANs. </text:span></text:p>
      <text:p text:style-name="P24" loext:marker-style-name="T1"/>
      <text:p text:style-name="P19" loext:marker-style-name="T1"><text:span text:style-name="T7">Note</text:span><text:span text:style-name="T1">: Since we have not yet created and configured connectivity between the distribution switches, there is no reachability between devices in columns 1 and 2 with devices in columns 3 and 4.</text:span></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38" loext:marker-style-name="T1"><text:span text:style-name="T1">end of lab 2</text:span></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h text:style-name="P1" text:outline-level="1">Inter-Connecting Distribution Switches</text:h>
      <text:p text:style-name="P29" loext:marker-style-name="T14"/>
      <text:p text:style-name="P19" loext:marker-style-name="T1"><text:soft-page-break/><text:span text:style-name="T1">There is more than one way configure our network to forward data within the same VLAN (IP network) or between VLANs (different IP networks). Using our campus architecture model and best practices we will add a link between the two distribution switches and treat this link as a separate layer 3 network.</text:span></text:p>
      <text:p text:style-name="P24" loext:marker-style-name="T1"/>
      <text:p text:style-name="P19" loext:marker-style-name="T1"><text:span text:style-name="T1">We will begin by connecting an Ethernet cross-over cable on the GigabitEthernet 1/0/24 ports between distribution-1 and distribution-2 switches.</text:span></text:p>
      <text:p text:style-name="P24" loext:marker-style-name="T1"/>
      <text:p text:style-name="P19" loext:marker-style-name="T1"><text:span text:style-name="T1">Since these are layer 3 switches, we will make both of these “routed ports” on a separate IPv4 network 10.111.1.0/24. </text:span></text:p>
      <text:p text:style-name="P24" loext:marker-style-name="T1"/>
      <text:p text:style-name="P19" loext:marker-style-name="T1"><text:span text:style-name="T1">Note: We could use a /30 or /31 if we need to conserve our IPv4 address space. At the same time, we should be transitioning to IPv6.</text:span></text:p>
      <text:p text:style-name="P24" loext:marker-style-name="T1"/>
      <text:p text:style-name="P24" loext:marker-style-name="T1"/>
      <text:h text:style-name="P3" text:outline-level="2"><text:span text:style-name="T1">Configure Distribution-1 Routed Port</text:span></text:h>
      <text:p text:style-name="P19"><text:span text:style-name="T1"/></text:p>
      <text:p text:style-name="P19">distribution-1(config)# </text:p>
      <text:p text:style-name="P19"/>
      <text:p text:style-name="P19">interface g 1/0/24</text:p>
      <text:p text:style-name="P19">switchport access vlan 255</text:p>
      <text:p text:style-name="Standard">no switchport</text:p>
      <text:p text:style-name="Standard">ip address 10.111.1.1 255.255.255.0 </text:p>
      <text:p text:style-name="Standard">no shutdown</text:p>
      <text:p text:style-name="Standard">exit</text:p>
      <text:p text:style-name="Standard"/>
      <text:h text:style-name="P3" text:outline-level="2">Configure Distribution-2 Routed Port</text:h>
      <text:p text:style-name="P19"/>
      <text:p text:style-name="P19">distribution-2(config)# </text:p>
      <text:p text:style-name="P19"/>
      <text:p text:style-name="P19">interface g 1/0/24</text:p>
      <text:p text:style-name="P19">no switchport access vlan 255</text:p>
      <text:p text:style-name="P19">no switchport</text:p>
      <text:p text:style-name="P19">ip address 10.111.1.2 255.255.255.0 </text:p>
      <text:p text:style-name="P19">no shutdown</text:p>
      <text:p text:style-name="P19">exit</text:p>
      <text:p text:style-name="P19"/>
      <text:p text:style-name="P19"/>
      <text:h text:style-name="P3" text:outline-level="2">Verify Routed Port</text:h>
      <text:p text:style-name="P29" loext:marker-style-name="T14"/>
      <text:p text:style-name="P19" loext:marker-style-name="T1"><text:span text:style-name="T1">The routed port can be used by using the show interface &lt;interface&gt; switchport command. The switchport shows as “Disabled”, which indicates that this port is no longer a layer 2 switch port, but is not a layer 3 routed port. “Enabled” would indicate that the port is a layer 2 switch port.</text:span></text:p>
      <text:p text:style-name="P19" loext:marker-style-name="T1"><text:span text:style-name="T1"/></text:p>
      <text:p text:style-name="P19" loext:marker-style-name="T1">distribution-1# show interface g 1/0/24 switchport</text:p>
      <text:p text:style-name="P19" loext:marker-style-name="T1"/>
      <text:p text:style-name="P36" loext:marker-style-name="T1"/>
      <text:p text:style-name="P36" loext:marker-style-name="T1"/>
      <text:p text:style-name="P36" loext:marker-style-name="T1">Configure Static Routes to Remote Networks</text:p>
      <text:p text:style-name="P19" loext:marker-style-name="T1"><text:soft-page-break/></text:p>
      <text:p text:style-name="P19" loext:marker-style-name="T1"/>
      <text:p text:style-name="P19" loext:marker-style-name="T1"><text:span text:style-name="T1">Distribution-1 switch has IPv4 addresses associated with its SVIs on VLAN 10 (10.10.0.1/16) VLAN 20 (10.20.0.1/16), along with the IPv4 address configured on the routed port g 1/0/24, which makes it directly connected to the following networks:</text:span></text:p>
      <text:list text:style-name="WWNum22">
        <text:list-item>
          <text:p text:style-name="P16" loext:marker-style-name="T1"><text:span text:style-name="T1">10.10.0.0/16</text:span></text:p>
        </text:list-item>
        <text:list-item>
          <text:p text:style-name="P16" loext:marker-style-name="T1"><text:span text:style-name="T1">10.20.0.0.16</text:span></text:p>
        </text:list-item>
        <text:list-item>
          <text:p text:style-name="P16" loext:marker-style-name="T1"><text:span text:style-name="T1">10.111.1.0/24</text:span></text:p>
        </text:list-item>
      </text:list>
      <text:p text:style-name="P22" loext:marker-style-name="T16"/>
      <text:p text:style-name="P19" loext:marker-style-name="T16"><text:span text:style-name="T16">However, distribution-1 does not know about remote networks via distribution-2. Therefore, we will configure two static routes, one to each of the following remote networks via the next-hop IPv4 address of distribution-2, 10.111.1.2:</text:span></text:p>
      <text:list text:continue-numbering="true" text:style-name="WWNum22">
        <text:list-item>
          <text:p text:style-name="P16" loext:marker-style-name="T1"><text:span text:style-name="T1">10.30.0.0/16</text:span></text:p>
        </text:list-item>
        <text:list-item>
          <text:p text:style-name="P16" loext:marker-style-name="T1"><text:span text:style-name="T1">10.40.0.0.16</text:span></text:p>
        </text:list-item>
      </text:list>
      <text:p text:style-name="P8" loext:marker-style-name="T1"><text:span text:style-name="T1"/></text:p>
      <text:p text:style-name="P9" loext:marker-style-name="T1"><text:span text:style-name="T1"/></text:p>
      <text:p text:style-name="P9" loext:marker-style-name="T1"><text:span text:style-name="T1"/></text:p>
      <text:p text:style-name="P9" loext:marker-style-name="T1"><text:span text:style-name="T1"/></text:p>
      <text:p text:style-name="P19" loext:marker-style-name="T1">distribution-1(config)# </text:p>
      <text:p text:style-name="P19" loext:marker-style-name="T1"/>
      <text:p text:style-name="P19" loext:marker-style-name="T1">ip route 10.30.0.0 255.255.0.0 10.111.1.2</text:p>
      <text:p text:style-name="Standard" loext:marker-style-name="T1">ip route 10.40.0.0 255.255.0.0 10.111.1.2</text:p>
      <text:p text:style-name="Standard" loext:marker-style-name="T1"/>
      <text:p text:style-name="P19" loext:marker-style-name="T1"><text:span text:style-name="T1">Distribution-2 switch has IPv4 addresses associated with its SVIs on VLAN 30 (10.30.0.1/16) VLAN 40 (10.40.0.1/16), along with the IPv4 address configured on the routed port g 1/0/24, which makes it directly connected to the following networks:</text:span></text:p>
      <text:list text:continue-numbering="true" text:style-name="WWNum22">
        <text:list-item>
          <text:p text:style-name="P16" loext:marker-style-name="T1"><text:span text:style-name="T1">10.30.0.0/16</text:span></text:p>
        </text:list-item>
        <text:list-item>
          <text:p text:style-name="P16" loext:marker-style-name="T1"><text:span text:style-name="T1">10.40.0.0.16</text:span></text:p>
        </text:list-item>
        <text:list-item>
          <text:p text:style-name="P16" loext:marker-style-name="T1"><text:span text:style-name="T1">10.111.1.0/24</text:span></text:p>
        </text:list-item>
      </text:list>
      <text:p text:style-name="P22" loext:marker-style-name="T16"/>
      <text:p text:style-name="P19" loext:marker-style-name="T16"><text:span text:style-name="T16">However, distribution-2 does not know about remote networks via distribution-1. Therefore, we will configure two static routes, one to each of the following remote networks via the next-hop IPv4 address of distribution-1, 10.111.1.1:</text:span></text:p>
      <text:list text:continue-numbering="true" text:style-name="WWNum22">
        <text:list-item>
          <text:p text:style-name="P16" loext:marker-style-name="T1"><text:span text:style-name="T1">10.10.0.0/16</text:span></text:p>
        </text:list-item>
        <text:list-item>
          <text:p text:style-name="P16" loext:marker-style-name="T1"><text:span text:style-name="T1">10.20.0.0.16</text:span></text:p>
        </text:list-item>
      </text:list>
      <text:p text:style-name="Standard" loext:marker-style-name="T1"/>
      <text:p text:style-name="P19" loext:marker-style-name="T1">distribution-2(config)# </text:p>
      <text:p text:style-name="P19" loext:marker-style-name="T1"/>
      <text:p text:style-name="P19" loext:marker-style-name="T1">ip route 10.10.0.0 255.255.0.0 10.111.1.1</text:p>
      <text:p text:style-name="Standard" loext:marker-style-name="T1">ip route 10.20.0.0 255.255.0.0 10.111.1.1</text:p>
      <text:p text:style-name="Standard" loext:marker-style-name="T1"/>
      <text:h text:style-name="P3" text:outline-level="2">Distribution Switch Routing Tables</text:h>
      <text:p text:style-name="P24" loext:marker-style-name="T1"/>
      <text:p text:style-name="P19" loext:marker-style-name="T1"><text:span text:style-name="T1">We can verify the directly connected networks and the static routes we just configured by examining the routing tables of each distribution switch.</text:span></text:p>
      <text:p text:style-name="P24" loext:marker-style-name="T1"/>
      <text:h text:style-name="P7" text:outline-level="3" loext:marker-style-name="T1">Distribution-1 Routing Table</text:h>
      <text:p text:style-name="P19" loext:marker-style-name="T1"/>
      <text:p text:style-name="Standard" loext:marker-style-name="T1"><text:soft-page-break/>distribution-1# show ip route</text:p>
      <text:p text:style-name="Standard" loext:marker-style-name="T1"/>
      <text:p text:style-name="Standard" loext:marker-style-name="T1"/>
      <text:h text:style-name="P3" text:outline-level="2" loext:marker-style-name="T1">Verify Connectivity Between All IP Networks, VLANS</text:h>
      <text:p text:style-name="P19" loext:marker-style-name="T1"/>
      <text:p text:style-name="P19" loext:marker-style-name="T1"/>
      <text:h text:style-name="P1" text:outline-level="1">Management VLANs</text:h>
      <text:p text:style-name="P26" loext:marker-style-name="T11"/>
      <text:p text:style-name="P19" loext:marker-style-name="T11"><text:span text:style-name="T11">The management VLAN is used to remotely access the layer 2 and layer 3 switches using a separate VLAN 180 associated with 10.180.0.0/16. The management VLAN </text:span></text:p>
      <text:p text:style-name="P26" loext:marker-style-name="T11"/>
      <text:p text:style-name="P19" loext:marker-style-name="T11"><text:span text:style-name="T11">Distribution-1 switch and access switches connected to distribution-1 will be on the management VLAN 180 that is associated with the IPv4 network 10.180.1.0/24. The distribution-1 switch will have the IPv4 address 10.180.1.1/24. </text:span></text:p>
      <text:p text:style-name="P26" loext:marker-style-name="T11"/>
      <text:p text:style-name="P19" loext:marker-style-name="T11"><text:span text:style-name="T11">Distribution-2 switch and access switches connected to distribution-2 will be on the management VLAN 180 that is associated with the IPv4 network 10.180.2.0/24. The distribution-1 switch will have the IPv4 address 10.180.2.1/24.</text:span></text:p>
      <text:p text:style-name="P26" loext:marker-style-name="T11"/>
      <text:p text:style-name="P19" loext:marker-style-name="T11"><text:span text:style-name="T12">Note</text:span><text:span text:style-name="T11">: Both management VLANs on separate IPv4 networks are both VLAN 180. This is fine because they are separated by the network between distribution-1 and distribution 2 switches. We kept the same VLAN number for simplicity but some network policies will have you use different VLAN numbers.</text:span></text:p>
      <text:p text:style-name="P27" loext:marker-style-name="T12"/>
      <text:p text:style-name="P29" loext:marker-style-name="T14"/>
      <text:h text:style-name="P3" text:outline-level="2" loext:marker-style-name="T1">Configure Management VLAN on Distribution-1</text:h>
      <text:p text:style-name="P19" loext:marker-style-name="T1"/>
      <text:p text:style-name="P19" loext:marker-style-name="T1">distribution-1(config)# </text:p>
      <text:p text:style-name="P19" loext:marker-style-name="T1"/>
      <text:p text:style-name="P19" loext:marker-style-name="T1">interface vlan 180</text:p>
      <text:p text:style-name="P19" loext:marker-style-name="T1">ip address 10.180.1.1 255.255.255.0</text:p>
      <text:p text:style-name="P19" loext:marker-style-name="T1">no shutdown</text:p>
      <text:p text:style-name="P19" loext:marker-style-name="T1">exit</text:p>
      <text:p text:style-name="P19" loext:marker-style-name="T1"/>
      <text:h text:style-name="P3" text:outline-level="2" loext:marker-style-name="T1">Configure Management VLAN on Distribution-2</text:h>
      <text:p text:style-name="P19" loext:marker-style-name="T1"/>
      <text:p text:style-name="P19" loext:marker-style-name="T1">distribution-<text:span text:style-name="T15">2</text:span>(config)# </text:p>
      <text:p text:style-name="P19" loext:marker-style-name="T1"/>
      <text:p text:style-name="P19" loext:marker-style-name="T1">interface vlan 180</text:p>
      <text:p text:style-name="P19" loext:marker-style-name="T1">ip address 10.180.<text:span text:style-name="T15">2</text:span>.1 255.255.255.0</text:p>
      <text:p text:style-name="P19" loext:marker-style-name="T1">no shutdown</text:p>
      <text:p text:style-name="P19" loext:marker-style-name="T1">exit</text:p>
      <text:p text:style-name="P19" loext:marker-style-name="T1"/>
      <text:h text:style-name="P3" text:outline-level="2">Configure Management VLAN on Access Layer Switches</text:h>
      <text:p text:style-name="P29" loext:marker-style-name="T14"/>
      <text:p text:style-name="P19" loext:marker-style-name="T1"><text:span text:style-name="T1">The default gateway is required on access switches, so these switches, when remotely accessed and acting as a “computer” or “server” can forward packets to a layer 3 device (distribution switch) when telnet/ssh client is on another network.</text:span></text:p>
      <text:p text:style-name="P25" loext:marker-style-name="T7"/>
      <text:p text:style-name="P32"/>
      <text:p text:style-name="P19" loext:marker-style-name="T1"><text:span text:style-name="T1">For access switches, include the distribution layer switch as its default gateway.</text:span></text:p>
      <text:p text:style-name="P19" loext:marker-style-name="T1"><text:soft-page-break/><text:span text:style-name="T1"/></text:p>
      <text:p text:style-name="P19" loext:marker-style-name="T1">access-1-1(config)# </text:p>
      <text:p text:style-name="P19" loext:marker-style-name="T1"/>
      <text:p text:style-name="P19" loext:marker-style-name="T1">interface vlan 180</text:p>
      <text:p text:style-name="P19" loext:marker-style-name="T1">ip address 10.180.1.10 255.255.255.0</text:p>
      <text:p text:style-name="P19" loext:marker-style-name="T1">no shutdown</text:p>
      <text:p text:style-name="P19" loext:marker-style-name="T1">exit</text:p>
      <text:p text:style-name="P19" loext:marker-style-name="T1">ip default-gateway 10.180.1.1</text:p>
      <text:p text:style-name="P19" loext:marker-style-name="T1"/>
      <text:p text:style-name="P19" loext:marker-style-name="T1"/>
      <text:p text:style-name="P19" loext:marker-style-name="T11"><text:span text:style-name="T11"/></text:p>
      <text:p text:style-name="P19" loext:marker-style-name="T11"><text:span text:style-name="T11"/></text:p>
      <text:p text:style-name="P19" loext:marker-style-name="T11"><text:span text:style-name="T11"/></text:p>
      <text:p text:style-name="P19" loext:marker-style-name="T11"><text:span text:style-name="T11"/></text:p>
      <text:p text:style-name="P19" loext:marker-style-name="T11"><text:span text:style-name="T11"/></text:p>
      <text:p text:style-name="P19" loext:marker-style-name="T11"><text:span text:style-name="T11">The access switches will use the distribution-1 switch IPv4 address as its default gateway. </text:span></text:p>
      <text:list text:style-name="WWNum23">
        <text:list-item>
          <text:p text:style-name="P17" loext:marker-style-name="T11"><text:span text:style-name="T11">Distribution-1: 10.180.1.1/24</text:span></text:p>
        </text:list-item>
        <text:list-item>
          <text:p text:style-name="P17" loext:marker-style-name="T11"><text:span text:style-name="T11">Access-1-1: 10.180.1.10/24, default gateway: 10.180.1.1</text:span></text:p>
        </text:list-item>
        <text:list-item>
          <text:p text:style-name="P17" loext:marker-style-name="T11"><text:span text:style-name="T11">Access-2-1: 10.180.1.20/24, default gateway: 10.180.1.1</text:span></text:p>
        </text:list-item>
        <text:list-item>
          <text:p text:style-name="P17" loext:marker-style-name="T11"><text:span text:style-name="T11">Access-1-2: 10.180.1.30/24, default gateway: 10.180.1.1</text:span></text:p>
        </text:list-item>
        <text:list-item>
          <text:p text:style-name="P17" loext:marker-style-name="T11"><text:span text:style-name="T11">Access-2-2: 10.180.1.40/24, default gateway: 10.180.1.1</text:span></text:p>
        </text:list-item>
      </text:list>
      <text:p text:style-name="P29" loext:marker-style-name="T14"/>
      <text:p text:style-name="P19" loext:marker-style-name="T11"><text:span text:style-name="T11">The access switches will use the distribution-1 switch IPv4 address as its default gateway. <text:s/></text:span></text:p>
      <text:list text:style-name="WWNum24">
        <text:list-item>
          <text:p text:style-name="P18" loext:marker-style-name="T11"><text:span text:style-name="T11">Distribution-2: 10.180.2.1/24</text:span></text:p>
        </text:list-item>
        <text:list-item>
          <text:p text:style-name="P18" loext:marker-style-name="T11"><text:span text:style-name="T11">Access-1-3: 10.180.2.10/24, default gateway: 10.180.2.1</text:span></text:p>
        </text:list-item>
        <text:list-item>
          <text:p text:style-name="P18" loext:marker-style-name="T11"><text:span text:style-name="T11">Access-2-3: 10.180.2.20/24, default gateway: 10.180.2.1</text:span></text:p>
        </text:list-item>
        <text:list-item>
          <text:p text:style-name="P18" loext:marker-style-name="T11"><text:span text:style-name="T11">Access-1-4: 10.180.2.30/24, default gateway: 10.180.2.1</text:span></text:p>
        </text:list-item>
        <text:list-item>
          <text:p text:style-name="P18" loext:marker-style-name="T11"><text:span text:style-name="T11">Access-2-4: 10.180.2.40/24, default gateway: 10.180.2.1</text:span></text:p>
        </text:list-item>
      </text:list>
      <text:p text:style-name="P29" loext:marker-style-name="T14"/>
      <text:p text:style-name="P29" loext:marker-style-name="T14"/>
      <text:p text:style-name="P19" loext:marker-style-name="T14"><text:span text:style-name="T14">For all column 1 and 2 switches, makes distribution-1 the default gateway for the management VLAN.</text:span></text:p>
      <text:p text:style-name="P29" loext:marker-style-name="T14"/>
      <text:p text:style-name="P28" loext:marker-style-name="T13"/>
      <text:p text:style-name="P21" loext:marker-style-name="T14"><text:span text:style-name="T13">access-1-1(config-if)# </text:span></text:p>
      <text:p text:style-name="P21" loext:marker-style-name="T14"><text:span text:style-name="T14"/></text:p>
      <text:p text:style-name="P21" loext:marker-style-name="T14"><text:span text:style-name="T14">ip default-gateway 10.180.1.1</text:span></text:p>
      <text:p text:style-name="P30" loext:marker-style-name="T14"/>
      <text:p text:style-name="P29" loext:marker-style-name="T14"/>
      <text:p text:style-name="P19" loext:marker-style-name="T14"><text:span text:style-name="T14">For all column 3 and 4 switches, makes distribution-2 the default gateway for the management VLAN.</text:span></text:p>
      <text:p text:style-name="P29" loext:marker-style-name="T14"/>
      <text:p text:style-name="P29" loext:marker-style-name="T14"/>
      <text:p text:style-name="P29" loext:marker-style-name="T14"/>
      <text:p text:style-name="P28" loext:marker-style-name="T13"/>
      <text:p text:style-name="P21" loext:marker-style-name="T14"><text:span text:style-name="T13">access-1-3(config-if)# </text:span></text:p>
      <text:p text:style-name="P21" loext:marker-style-name="T14"><text:span text:style-name="T14"/></text:p>
      <text:p text:style-name="P21" loext:marker-style-name="T14"><text:span text:style-name="T14">ip default-gateway 10.180.2.1</text:span></text:p>
      <text:p text:style-name="P30" loext:marker-style-name="T14"/>
      <text:p text:style-name="P29" loext:marker-style-name="T14"/>
      <text:p text:style-name="P29" loext:marker-style-name="T14"/>
      <text:p text:style-name="P29" loext:marker-style-name="T14"/>
      <text:p text:style-name="P29" loext:marker-style-name="T14"/>
      <text:p text:style-name="P29" loext:marker-style-name="T14"/>
      <text:p text:style-name="P29" loext:marker-style-name="T14"><text:soft-page-break/></text:p>
      <text:p text:style-name="P21" loext:marker-style-name="T14"><text:span text:style-name="T13">distribution-1(config)# </text:span></text:p>
      <text:p text:style-name="P21" loext:marker-style-name="T14"><text:span text:style-name="T14"/></text:p>
      <text:p text:style-name="P21" loext:marker-style-name="T14"><text:span text:style-name="T14">ip route 10.180.2.0 255.255.255.0 10.111.1.2</text:span></text:p>
      <text:p text:style-name="P29" loext:marker-style-name="T14"/>
      <text:p text:style-name="P29" loext:marker-style-name="T14"/>
      <text:p text:style-name="P21" loext:marker-style-name="T13"><text:span text:style-name="T13">distribution-2(config)# </text:span></text:p>
      <text:p text:style-name="P21" loext:marker-style-name="T13"><text:span text:style-name="T14"/></text:p>
      <text:p text:style-name="P21" loext:marker-style-name="T13"><text:span text:style-name="T14">ip route 10.180.1.0 255.255.255.0 10.111.1.1</text:span></text:p>
      <text:p text:style-name="P29" loext:marker-style-name="T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NewPSMT" svg:font-family="CourierNewPSMT"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Standard" style:next-style-name="Standard" style:class="chapter">
      <style:paragraph-properties fo:margin-top="0in" fo:margin-bottom="0in" style:contextual-spacing="tru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15:32:45.318000000</meta:creation-date>
    <dc:date>2024-05-03T20:07:08.757000000</dc:date>
    <meta:editing-duration>PT4H34M23S</meta:editing-duration>
    <meta:editing-cycles>2</meta:editing-cycles>
    <meta:generator>LibreOffice/7.5.5.2$Windows_X86_64 LibreOffice_project/ca8fe7424262805f223b9a2334bc7181abbcbf5e</meta:generator>
    <meta:document-statistic meta:table-count="0" meta:image-count="0" meta:object-count="0" meta:page-count="11" meta:paragraph-count="254" meta:word-count="1599" meta:character-count="11017" meta:non-whitespace-character-count="9637"/>
  </office:meta>
</office:document-meta>
</file>